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hnschrift Light" svg:font-family="'Bahnschrift Light'" style:font-family-generic="roman" style:font-pitch="variable"/>
    <style:font-face style:name="Bahnschrift Light1" svg:font-family="'Bahnschrift Ligh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List_20_Paragraph" style:list-style-name="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065437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master-page-name="First_20_Page">
      <style:paragraph-properties fo:text-align="center" style:justify-single-word="false" style:page-number="1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4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Courier New2" style:font-size-asian="14pt" style:font-name-complex="Courier New2" style:font-size-complex="14pt" fo:background-color="#ffffff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en" fo:country="US" style:font-name-asian="Courier New2" style:font-size-asian="14pt" style:font-name-complex="Courier New2" style:font-size-complex="14pt" fo:background-color="#ffffff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en" fo:country="US" style:text-underline-style="none" fo:font-weight="bold" style:font-name-asian="Courier New2" style:font-size-asian="14pt" style:font-weight-asian="bold" style:font-name-complex="Courier New2" style:font-size-complex="14pt" style:font-weight-complex="bold" fo:background-color="#ffffff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margin-top="0cm" fo:margin-bottom="0cm" style:contextual-spacing="false" fo:line-height="100%"/>
    </style:style>
    <style:style style:name="P22" style:family="paragraph" style:parent-style-name="Standard" style:list-style-name="WWNum1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language="ru" fo:country="RU" fo:font-weight="bold" style:letter-kerning="false" style:font-name-asian="Times New Roman1" style:font-size-asian="18pt" style:language-asian="ru" style:country-asian="RU" style:font-weight-asian="bold" style:font-name-complex="Times New Roman1" style:font-size-complex="18pt" style:language-complex="ar" style:country-complex="SA" fo:background-color="#ffffff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9.5pt" style:font-size-asian="9.5pt" style:font-name-complex="Consolas1" style:font-size-complex="9.5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>
        <style:tab-stops>
          <style:tab-stop style:position="6.267cm"/>
        </style:tab-stops>
      </style:paragraph-properties>
      <style:text-properties fo:color="#000000" loext:opacity="100%" style:font-name="Bahnschrift Light" fo:font-size="11pt" fo:letter-spacing="normal" officeooo:paragraph-rsid="00065437" fo:background-color="transparent" style:font-name-asian="Bahnschrift Light1" style:font-size-asian="11pt" style:font-name-complex="Bahnschrift Light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WWNum2">
      <style:paragraph-properties fo:text-align="justify" style:justify-single-word="false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line-height="115%"/>
      <style:text-properties fo:font-size="9pt" style:font-size-asian="9pt" style:font-size-complex="9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officeooo:paragraph-rsid="0004a77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officeooo:paragraph-rsid="0006543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WWNum2">
      <style:paragraph-properties fo:margin-left="0cm" fo:margin-right="0cm" fo:margin-top="0cm" fo:margin-bottom="0cm" style:contextual-spacing="false" fo:line-height="0.635cm" fo:text-align="start" style:justify-single-word="false" fo:hyphenation-ladder-count="no-limit" fo:text-indent="1cm" style:auto-text-indent="false">
        <style:tab-stops>
          <style:tab-stop style:position="6.267cm"/>
        </style:tab-stops>
      </style:paragraph-properties>
      <style:text-properties officeooo:paragraph-rsid="0004a77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 style:list-style-name="WWNum2">
      <style:paragraph-properties fo:margin-left="1.251cm" fo:margin-right="0cm" fo:margin-top="0cm" fo:margin-bottom="0cm" style:contextual-spacing="false" fo:line-height="0.635cm" fo:text-align="start" style:justify-single-word="false" fo:hyphenation-ladder-count="no-limit" fo:text-indent="-0.635cm" style:auto-text-indent="false">
        <style:tab-stops>
          <style:tab-stop style:position="6.267cm"/>
        </style:tab-stops>
      </style:paragraph-properties>
      <style:text-properties officeooo:paragraph-rsid="0004a77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WWNum2">
      <style:paragraph-properties fo:margin-left="1.27cm" fo:margin-right="0cm" fo:margin-top="0cm" fo:margin-bottom="0cm" style:contextual-spacing="false" fo:line-height="0.635cm" fo:text-align="start" style:justify-single-word="false" fo:hyphenation-ladder-count="no-limit" fo:text-indent="-0.635cm" style:auto-text-indent="false">
        <style:tab-stops>
          <style:tab-stop style:position="6.267cm"/>
        </style:tab-stops>
      </style:paragraph-properties>
      <style:text-properties officeooo:paragraph-rsid="0004a77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WWNum2">
      <style:paragraph-properties fo:margin-left="1.27cm" fo:margin-right="-0.501cm" fo:margin-top="0cm" fo:margin-bottom="0cm" style:contextual-spacing="false" fo:line-height="0.635cm" fo:text-align="start" style:justify-single-word="false" fo:hyphenation-ladder-count="no-limit" fo:text-indent="-0.635cm" style:auto-text-indent="false">
        <style:tab-stops>
          <style:tab-stop style:position="6.267cm"/>
        </style:tab-stops>
      </style:paragraph-properties>
      <style:text-properties officeooo:paragraph-rsid="0004a77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635cm" fo:text-align="start" style:justify-single-word="false" fo:hyphenation-ladder-count="no-limit" fo:text-indent="0cm" style:auto-text-indent="false">
        <style:tab-stops>
          <style:tab-stop style:position="6.267cm"/>
        </style:tab-stops>
      </style:paragraph-properties>
      <style:text-properties officeooo:paragraph-rsid="0006543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0.635cm" fo:text-align="justify" style:justify-single-word="false" fo:hyphenation-ladder-count="no-limit" fo:text-indent="1cm" style:auto-text-indent="false"/>
      <style:text-properties officeooo:paragraph-rsid="0006543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>
        <style:tab-stops>
          <style:tab-stop style:position="6.267cm"/>
        </style:tab-stops>
      </style:paragraph-properties>
      <style:text-properties officeooo:paragraph-rsid="0006543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OA_20_Heading">
      <style:paragraph-properties fo:margin-left="0cm" fo:margin-right="0cm" fo:text-indent="0cm" style:auto-text-indent="false" text:number-lines="false" text:line-number="0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officeooo:rsid="0004a77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9" style:family="text">
      <style:text-properties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style:font-name="Times New Roman" fo:font-size="14pt" fo:language="en" fo:country="US" style:font-name-asian="Courier New2" style:font-size-asian="14pt" style:font-name-complex="Courier New2" style:font-size-complex="14pt" fo:background-color="#ffffff"/>
    </style:style>
    <style:style style:name="T11" style:family="text">
      <style:text-properties style:font-name="Times New Roman" fo:font-size="14pt" fo:language="en" fo:country="US" style:text-underline-style="none" fo:font-weight="bold" style:font-name-asian="Courier New2" style:font-size-asian="14pt" style:font-weight-asian="bold" style:font-name-complex="Courier New2" style:font-size-complex="14pt" style:font-weight-complex="bold" fo:background-color="#ffffff"/>
    </style:style>
    <style:style style:name="T12" style:family="text">
      <style:text-properties style:font-name="Times New Roman" fo:font-size="14pt" fo:language="en" fo:country="US" fo:font-weight="bold" style:font-name-asian="Courier New2" style:font-size-asian="14pt" style:font-weight-asian="bold" style:font-name-complex="Courier New2" style:font-size-complex="14pt" style:font-weight-complex="bold" fo:background-color="#ffffff"/>
    </style:style>
    <style:style style:name="T13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4" style:family="text">
      <style:text-properties style:font-name="Times New Roman" fo:font-size="14pt" fo:language="ru" fo:country="RU" style:font-name-asian="Courier New2" style:font-size-asian="14pt" style:font-name-complex="Courier New2" style:font-size-complex="14pt" fo:background-color="#ffffff"/>
    </style:style>
    <style:style style:name="T1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font-weight="bold" officeooo:rsid="0004a775" style:font-size-asian="12pt" style:font-weight-asian="bold" style:font-size-complex="12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style:use-window-font-color="true" loext:opacity="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ar" style:country-complex="SA"/>
    </style:style>
    <style:style style:name="T20" style:family="text">
      <style:text-properties style:use-window-font-color="true" loext:opacity="0%" style:font-name="Times New Roman" fo:font-size="18pt" fo:language="ru" fo:country="RU" fo:font-weight="bold" style:letter-kerning="false" style:font-name-asian="Times New Roman1" style:font-size-asian="18pt" style:language-asian="ru" style:country-asian="RU" style:font-weight-asian="bold" style:font-name-complex="Times New Roman1" style:font-size-complex="18pt" style:language-complex="ar" style:country-complex="SA" style:font-weight-complex="bold"/>
    </style:style>
    <style:style style:name="T21" style:family="text">
      <style:text-properties style:use-window-font-color="true" loext:opacity="0%" style:font-name="Times New Roman" fo:font-size="18pt" fo:language="ru" fo:country="RU" fo:font-weight="bold" style:letter-kerning="false" style:font-name-asian="Times New Roman1" style:font-size-asian="18pt" style:language-asian="ru" style:country-asian="RU" style:font-weight-asian="bold" style:font-name-complex="Times New Roman1" style:font-size-complex="18pt" style:language-complex="ar" style:country-complex="SA" fo:background-color="#ffffff"/>
    </style:style>
    <style:style style:name="T22" style:family="text">
      <style:text-properties style:use-window-font-color="true" loext:opacity="0%" style:font-name="Times New Roman" fo:font-size="18pt" fo:language="ru" fo:country="RU" fo:font-weight="bold" style:letter-kerning="false" style:font-name-asian="Arial1" style:font-size-asian="18pt" style:language-asian="ru" style:country-asian="RU" style:font-weight-asian="bold" style:font-name-complex="Arial1" style:font-size-complex="18pt" style:language-complex="ar" style:country-complex="SA" style:font-weight-complex="bold"/>
    </style:style>
    <style:style style:name="T23" style:family="text">
      <style:text-properties style:use-window-font-color="true" loext:opacity="0%" style:font-name="Times New Roman" fo:font-size="16pt" fo:language="ru" fo:country="RU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4" style:family="text">
      <style:text-properties style:use-window-font-color="true" loext:opacity="0%" style:font-name="Times New Roman" fo:font-size="16pt" fo:language="ru" fo:country="RU" officeooo:rsid="0004a775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5" style:family="text">
      <style:text-properties style:use-window-font-color="true" loext:opacity="0%" style:font-name="Times New Roman" fo:font-size="16pt" fo:language="en" fo:country="US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6" style:family="text">
      <style:text-properties style:use-window-font-color="true" loext:opacity="0%" style:font-name="Times New Roman" fo:font-size="16pt" fo:language="en" fo:country="US" officeooo:rsid="0004a775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7" style:family="text">
      <style:text-properties style:use-window-font-color="true" loext:opacity="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28" style:family="text">
      <style:text-properties style:use-window-font-color="true" loext:opacity="0%" style:font-name="Times New Roman" fo:font-size="14pt" fo:letter-spacing="normal" fo:font-style="normal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9.5pt" style:font-style-complex="normal" style:font-weight-complex="normal"/>
    </style:style>
    <style:style style:name="T29" style:family="text">
      <style:text-properties style:use-window-font-color="true" loext:opacity="0%" style:font-name="Times New Roman" fo:font-size="14pt" fo:letter-spacing="normal" fo:font-weight="bold" fo:background-color="transparent" loext:char-shading-value="0" style:font-name-asian="Times New Roman1" style:font-size-asian="14pt" style:font-weight-asian="bold" style:font-name-complex="Times New Roman1"/>
    </style:style>
    <style:style style:name="T30" style:family="text">
      <style:text-properties style:use-window-font-color="true" loext:opacity="0%" style:font-name="Times New Roman" fo:font-size="14pt" fo:letter-spacing="normal" fo:language="ru" fo:country="RU" fo:font-style="normal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 style:font-style-complex="normal" style:font-weight-complex="normal"/>
    </style:style>
    <style:style style:name="T31" style:family="text">
      <style:text-properties style:use-window-font-color="true" loext:opacity="0%" style:font-name="Times New Roman" fo:font-size="14pt" fo:letter-spacing="normal" fo:language="ru" fo:country="RU" fo:font-style="normal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style:use-window-font-color="true" loext:opacity="0%" fo:letter-spacing="normal" fo:background-color="transparent" loext:char-shading-value="0" style:font-name-asian="Times New Roman1" style:font-name-complex="Times New Roman1"/>
    </style:style>
    <style:style style:name="T33" style:family="text">
      <style:text-properties style:use-window-font-color="true" loext:opacity="0%" style:font-name="Arial" fo:font-size="9pt" fo:letter-spacing="normal" fo:background-color="transparent" loext:char-shading-value="0" style:font-name-asian="Arial1" style:font-size-asian="9pt" style:font-name-complex="Arial1"/>
    </style:style>
    <style:style style:name="T34" style:family="text">
      <style:text-properties style:use-window-font-color="true" loext:opacity="0%" style:font-name="Arial" fo:letter-spacing="normal" fo:background-color="transparent" loext:char-shading-value="0" style:font-name-asian="Arial1" style:font-name-complex="Arial1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38" style:family="text">
      <style:text-properties fo:color="#000000" loext:opacity="100%" style:font-name="Times New Roman" fo:font-size="14pt" fo:font-style="normal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39" style:family="text">
      <style:text-properties fo:color="#000000" loext:opacity="100%" style:font-name="Times New Roman" fo:font-size="14pt" fo:font-style="normal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40" style:family="text">
      <style:text-properties fo:color="#000000" loext:opacity="100%" style:font-name="Bahnschrift Light" fo:font-size="11pt" fo:letter-spacing="normal" fo:background-color="transparent" loext:char-shading-value="0" style:font-name-asian="Bahnschrift Light1" style:font-size-asian="11pt" style:font-name-complex="Bahnschrift Light1"/>
    </style:style>
    <style:style style:name="T41" style:family="text">
      <style:text-properties fo:color="#000000" loext:opacity="100%" style:font-name="Bahnschrift Light" fo:font-size="11pt" fo:letter-spacing="normal" fo:language="en" fo:country="US" style:text-underline-style="none" fo:font-weight="bold" loext:char-shading-value="0" style:font-name-asian="Bahnschrift Light1" style:font-size-asian="11pt" style:font-weight-asian="bold" style:font-name-complex="Bahnschrift Light1" style:font-size-complex="14pt" style:font-weight-complex="bold" fo:background-color="#ffffff"/>
    </style:style>
    <style:style style:name="T42" style:family="text">
      <style:text-properties fo:color="#000000" loext:opacity="100%" style:font-name="Bahnschrift Light" fo:font-size="12pt" fo:letter-spacing="normal" fo:background-color="transparent" loext:char-shading-value="0" style:font-name-asian="Bahnschrift Light1" style:font-size-asian="12pt" style:font-name-complex="Bahnschrift Light1"/>
    </style:style>
    <style:style style:name="T43" style:family="text">
      <style:text-properties fo:color="#000000" loext:opacity="100%" style:font-name="Bahnschrift Light" fo:font-size="16pt" fo:letter-spacing="normal" fo:font-weight="bold" fo:background-color="transparent" loext:char-shading-value="0" style:font-name-asian="Bahnschrift Light1" style:font-size-asian="16pt" style:font-weight-asian="bold" style:font-name-complex="Bahnschrift Light1"/>
    </style:style>
    <style:style style:name="T44" style:family="text">
      <style:text-properties fo:color="#000000" loext:opacity="100%" style:font-name="Courier New" fo:font-size="12pt" fo:letter-spacing="normal" fo:background-color="transparent" loext:char-shading-value="0" style:font-name-asian="Arial1" style:font-size-asian="12pt" style:font-name-complex="Arial1" style:font-size-complex="12pt"/>
    </style:style>
    <style:style style:name="T45" style:family="text">
      <style:text-properties style:font-name="Noto Mono" fo:font-size="8pt" fo:language="ru" fo:country="RU" style:font-name-asian="Courier New2" style:font-size-asian="8pt" style:font-name-complex="Courier New2" style:font-size-complex="8pt" fo:background-color="#ffffff"/>
    </style:style>
    <style:style style:name="T46" style:family="text">
      <style:text-properties style:font-name="Noto Mono" fo:font-size="8pt" fo:language="en" fo:country="US" style:font-name-asian="Courier New2" style:font-size-asian="8pt" style:font-name-complex="Courier New2" style:font-size-complex="8pt" fo:background-color="#ffffff"/>
    </style:style>
    <style:style style:name="T47" style:family="text">
      <style:text-properties fo:font-variant="normal" fo:text-transform="none" style:use-window-font-color="true" loext:opacity="0%" style:font-name="Courier New1" fo:font-size="12pt" fo:letter-spacing="normal" fo:font-style="normal" fo:font-weight="normal" fo:background-color="#ffffff" loext:char-shading-value="0" style:font-name-asian="Courier New2" style:font-size-asian="12pt" style:font-name-complex="Courier New2" style:font-size-complex="12pt"/>
    </style:style>
    <style:style style:name="T48" style:family="text">
      <style:text-properties fo:font-variant="normal" fo:text-transform="none" style:use-window-font-color="true" loext:opacity="0%" style:font-name="Courier New1" fo:font-size="12pt" fo:letter-spacing="normal" fo:language="en" fo:country="US" fo:font-style="normal" fo:font-weight="normal" officeooo:rsid="00065437" fo:background-color="#ffffff" loext:char-shading-value="0" style:font-name-asian="Courier New2" style:font-size-asian="12pt" style:font-name-complex="Courier New2" style:font-size-complex="12pt"/>
    </style:style>
    <style:style style:name="T49" style:family="text">
      <style:text-properties fo:font-variant="normal" fo:text-transform="none" style:use-window-font-color="true" loext:opacity="0%" style:font-name="Courier New1" fo:font-size="12pt" fo:letter-spacing="normal" fo:language="ru" fo:country="RU" fo:font-style="normal" fo:font-weight="normal" officeooo:rsid="00065437" fo:background-color="#ffffff" loext:char-shading-value="0" style:font-name-asian="Courier New2" style:font-size-asian="12pt" style:font-name-complex="Courier New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Московский авиационный институт (национальный исследовательский университет)</text:span></text:p>
      <text:p text:style-name="P11"/>
      <text:p text:style-name="P9"><text:span text:style-name="T19">Институт</text:span><text:span text:style-name="T5"> информационных технологий и прикладной математики </text:span></text:p>
      <text:p text:style-name="P9"><text:span text:style-name="T5">«Кафедра вычислительной математики и программирования»</text:span></text:p>
      <text:p text:style-name="P12"/>
      <text:p text:style-name="P12"/>
      <text:p text:style-name="P12"/>
      <text:p text:style-name="P12"/>
      <text:p text:style-name="P9"><text:span text:style-name="T20">Курсовая работа</text:span></text:p>
      <text:p text:style-name="P9"><text:span text:style-name="T6">по предмету "Oперационные системы"</text:span></text:p>
      <text:p text:style-name="P19"/>
      <text:p text:style-name="P19"/>
      <text:p text:style-name="P9"><text:span text:style-name="T6"/></text:p>
      <text:p text:style-name="P12"/>
      <text:p text:style-name="P12"/>
      <text:p text:style-name="P12"/>
      <text:p text:style-name="P12"/>
      <text:p text:style-name="P12"/>
      <text:p text:style-name="P12"/>
      <text:p text:style-name="P20"><text:span text:style-name="T2">Студент: </text:span><text:span text:style-name="T24">Личковаха А.С.</text:span></text:p>
      <text:p text:style-name="P20"><text:span text:style-name="T2">Пр</text:span><text:span text:style-name="T23">еподаватель</text:span><text:span text:style-name="T2">: </text:span><text:span text:style-name="T23">Миронов</text:span><text:span text:style-name="T2"> </text:span><text:span text:style-name="T23">Е.С</text:span><text:span text:style-name="T2">.</text:span></text:p>
      <text:p text:style-name="P20"><text:span text:style-name="T2">Группа: М8О-210Б-21</text:span></text:p>
      <text:p text:style-name="P20"><text:span text:style-name="T2">Дата:</text:span><text:span text:style-name="T3">22.04.2023</text:span></text:p>
      <text:p text:style-name="P20"><text:span text:style-name="T2">Оценка:_____ </text:span></text:p>
      <text:p text:style-name="P20"><text:span text:style-name="T2">Подпись:_____ </text:span></text:p>
      <text:p text:style-name="P13"/>
      <text:p text:style-name="P20"><text:span text:style-name="T18"/></text:p>
      <text:h text:style-name="P3" text:outline-level="1"/>
      <text:h text:style-name="P4" text:outline-level="1"><text:bookmark-start text:name="__RefHeading___Toc3871_94863195"/><text:span text:style-name="T7">Цель работы</text:span><text:bookmark-end text:name="__RefHeading___Toc3871_94863195"/></text:h>
      <text:p text:style-name="P21"><text:span text:style-name="T8">1. Приобретение практических навыков в использовании знаний, полученных в течение курса</text:span></text:p>
      <text:p text:style-name="P21"><text:span text:style-name="T8">2. Проведение исследования в выбранной предметной области</text:span></text:p>
      <text:h text:style-name="P5" text:outline-level="1"><text:bookmark-start text:name="__RefHeading___Toc3873_94863195"/><text:span text:style-name="T7">Постановка задачи</text:span><text:bookmark-end text:name="__RefHeading___Toc3873_94863195"/></text:h>
      <text:p text:style-name="P24"/>
      <text:p text:style-name="P29"><text:span text:style-name="T28">Необходимо написать 3-и программы. Далее будем обозначать эти программы A, B, C. Программа A принимает из стандартного потока ввода строки, а далее их отправляет программе С. Отправка строк должна производится построчно. Программа C печатает в стандартный вывод, полученную строку от программы A. После получения программа C отправляет программе А сообщение о том, что строка получена. До тех пор пока программа А не примет «сообщение о получение строки» от программы С, она не может отправлять следующую строку программе С. Программа B пишет в стандартный вывод количество отправленных символов программой А и количество принятых символов программой С. Данную информацию программа B получает от программ A и C соответственно. Способ организация межпроцессорного взаимодействия выбирает студент.</text:span></text:p>
      <text:p text:style-name="P14"/>
      <text:h text:style-name="P5" text:outline-level="1"><text:bookmark-start text:name="__RefHeading___Toc1694_1904022149"/><text:span text:style-name="T22">Структура проекта</text:span><text:bookmark-end text:name="__RefHeading___Toc1694_1904022149"/></text:h>
      <text:p text:style-name="P15"/>
      <text:list text:style-name="WWNum2">
        <text:list-item>
          <text:p text:style-name="P31"><text:span text:style-name="T27">Программа состоит из трех файлов: a.c, b.c, c.c, используются заголовочные файлы: stdio.h, stdlib.h, unistd.h, sys/wait.h, fcntl.h, string.h. В ходе работы были применены следующие системные вызовы:</text:span></text:p>
        </text:list-item>
        <text:list-item>
          <text:p text:style-name="P32"><text:span text:style-name="T29">write () - </text:span><text:span text:style-name="T27">переписывает count байт из буффера в файл. Возвращает количество записанных байт или -1;</text:span></text:p>
        </text:list-item>
        <text:list-item>
          <text:p text:style-name="P33"><text:span text:style-name="T29">read () - </text:span><text:span text:style-name="T27">считывает count байт из файла в буффер. Возвращает количество считаных байт (оно может быть меньше count) или -1;</text:span></text:p>
        </text:list-item>
        <text:list-item>
          <text:p text:style-name="P34"><text:span text:style-name="T29">pipe () - </text:span><text:span text:style-name="T27">создаёт канал между двумя процессами. Создаёт и помещает в массив 2 файловых дескриптора для чтения и для записи. Возвращает 0 или -1;</text:span></text:p>
        </text:list-item>
        <text:list-item>
          <text:p text:style-name="P33"><text:span text:style-name="T29">close() - </text:span><text:span text:style-name="T27">закрывает файловый дескриптор, который больше не ссылается ни на один файл, возвращает 0 или -1;</text:span></text:p>
        </text:list-item>
        <text:list-item>
          <text:p text:style-name="P34"><text:span text:style-name="T29">fork () - </text:span><text:span text:style-name="T27">порождается процесс-потомок. Весь код после fork() выполняется дважды, как в процессе-потомке, так и в процессе-</text:span><text:soft-page-break/><text:span text:style-name="T27">родителе. Процесс-потомок и процесс-родитель получают разные коды возврата после вызова fork(). Процесс-родители возвращает идентификатор pid потомка или -1. Процесс-потомок возвращает 0 или -1;</text:span></text:p>
        </text:list-item>
        <text:list-item>
          <text:p text:style-name="P33"><text:span text:style-name="T30">execv () - </text:span><text:span text:style-name="T31">заменяет текущий образ процесса новым образом процесса. Новая программа наследует от вызывавшего процесса идентификатор и открытые файловые дескрипторы;</text:span></text:p>
        </text:list-item>
      </text:list>
      <text:p text:style-name="P6"/>
      <text:p text:style-name="P6"/>
      <text:p text:style-name="P6"/>
      <text:p text:style-name="P6"/>
      <text:p text:style-name="P6"/>
      <text:h text:style-name="P5" text:outline-level="1"><text:bookmark-start text:name="__RefHeading___Toc3881_94863195"/><text:span text:style-name="T21">Общий алгоритм работы проекта</text:span><text:bookmark-end text:name="__RefHeading___Toc3881_94863195"/></text:h>
      <text:p text:style-name="P23"/>
      <text:p text:style-name="P29"><text:span text:style-name="T32">С помощью двух вызовов fork(), создаются два дочерних процесса В и С. А получает от пользователя строку, длинна которой ограничивается 100 символами, и передает ее в С через pipeA_to_C. С получает строку и выводит ее в стандартный поток вывода, после этого отправляет программе А через канал длину строки (т.к. по условию, пока программа А не примет «сообщение о получение строки» от программы С, она не может отправлять следующую строку программе С). А и С отправляют через каналы в программу В размеры строк и В выводит их. Программа прекращает свою работу в случае введения пустой строки.</text:span></text:p>
      <text:p text:style-name="P16"/>
      <text:h text:style-name="P5" text:outline-level="1"><text:bookmark-start text:name="__RefHeading___Toc4105_4110953476"/><text:span text:style-name="T21">Исходный код</text:span><text:bookmark-end text:name="__RefHeading___Toc4105_4110953476"/></text:h>
      <text:p text:style-name="P16"/>
      <text:p text:style-name="P35"><text:span text:style-name="T42"><text:s/></text:span><text:span text:style-name="T43">a.c </text:span></text:p>
      <text:p text:style-name="P37"><text:span text:style-name="T40">#include &lt;stdio.h&gt;</text:span></text:p>
      <text:p text:style-name="P37"><text:span text:style-name="T40">#include &lt;unistd.h&gt;</text:span></text:p>
      <text:p text:style-name="P37"><text:span text:style-name="T40">#include &lt;stdlib.h&gt;</text:span></text:p>
      <text:p text:style-name="P37"><text:span text:style-name="T40">#include &lt;fcntl.h&gt;</text:span></text:p>
      <text:p text:style-name="P37"><text:span text:style-name="T40">#include &lt;string.h&gt;</text:span></text:p>
      <text:p text:style-name="P37"><text:span text:style-name="T40">#include &lt;sys/wait.h&gt;</text:span></text:p>
      <text:p text:style-name="P25"/>
      <text:p text:style-name="P37"><text:span text:style-name="T40">#define READ 0</text:span></text:p>
      <text:p text:style-name="P37"><text:span text:style-name="T40">#define WRITE 1</text:span></text:p>
      <text:p text:style-name="P25"/>
      <text:p text:style-name="P37"><text:span text:style-name="T40">void send_error_and_stop(char *massage, int code) {</text:span></text:p>
      <text:p text:style-name="P37"><text:span text:style-name="T40"><text:s text:c="4"/>int i = strlen(massage);</text:span></text:p>
      <text:p text:style-name="P37"><text:span text:style-name="T40"><text:s text:c="4"/>write(STDERR_FILENO, massage, sizeof(char) * i); </text:span></text:p>
      <text:p text:style-name="P37"><text:span text:style-name="T40"><text:s text:c="4"/>exit(code);</text:span></text:p>
      <text:p text:style-name="P37"><text:span text:style-name="T40">}</text:span></text:p>
      <text:p text:style-name="P37"><text:soft-page-break/><text:span text:style-name="T40">int main() {</text:span></text:p>
      <text:p text:style-name="P37"><text:span text:style-name="T40"><text:s text:c="4"/>int file_descriptorsA_to_C[2];</text:span></text:p>
      <text:p text:style-name="P37"><text:span text:style-name="T40"><text:s text:c="4"/>int file_descriptorsA_to_B[2];</text:span></text:p>
      <text:p text:style-name="P37"><text:span text:style-name="T40"><text:s text:c="4"/>int file_descriptorsC_to_B[2];</text:span></text:p>
      <text:p text:style-name="P37"><text:span text:style-name="T40"><text:s text:c="4"/>int file_descriptorsC_to_A[2]; </text:span></text:p>
      <text:p text:style-name="P25"/>
      <text:p text:style-name="P37"><text:span text:style-name="T40"><text:s text:c="4"/>int pipeA_to_C = pipe(file_descriptorsA_to_C);</text:span></text:p>
      <text:p text:style-name="P37"><text:span text:style-name="T40"><text:s text:c="4"/>int pipeA_to_B = pipe(file_descriptorsA_to_B);</text:span></text:p>
      <text:p text:style-name="P37"><text:span text:style-name="T40"><text:s text:c="4"/>int pipeC_to_B = pipe(file_descriptorsC_to_B);</text:span></text:p>
      <text:p text:style-name="P37"><text:span text:style-name="T40"><text:s text:c="4"/>int pipeC_to_A = pipe(file_descriptorsC_to_A);</text:span></text:p>
      <text:p text:style-name="P37"><text:span text:style-name="T40"><text:s text:c="4"/>if (pipeA_to_C == -1 || pipeA_to_B == -1 || pipeC_to_B == -1 || pipeC_to_A == -1) {</text:span></text:p>
      <text:p text:style-name="P37"><text:span text:style-name="T40"><text:s text:c="8"/>send_error_and_stop("Pipe error\n", 1);</text:span></text:p>
      <text:p text:style-name="P37"><text:span text:style-name="T40"><text:s text:c="4"/>}</text:span></text:p>
      <text:p text:style-name="P25"/>
      <text:p text:style-name="P37"><text:span text:style-name="T40"><text:s text:c="4"/>switch (fork()) {</text:span></text:p>
      <text:p text:style-name="P37"><text:span text:style-name="T40"><text:s text:c="4"/>case -1:</text:span></text:p>
      <text:p text:style-name="P37"><text:span text:style-name="T40"><text:s text:c="8"/>send_error_and_stop("Fork error\n", 2);</text:span></text:p>
      <text:p text:style-name="P37"><text:span text:style-name="T40"><text:s text:c="4"/>case 0:</text:span></text:p>
      <text:p text:style-name="P37"><text:span text:style-name="T40"><text:s text:c="8"/>close(file_descriptorsA_to_C[WRITE]);</text:span></text:p>
      <text:p text:style-name="P37"><text:span text:style-name="T40"><text:s text:c="8"/>close(file_descriptorsA_to_C[READ]);</text:span></text:p>
      <text:p text:style-name="P37"><text:span text:style-name="T40"><text:s text:c="8"/>close(file_descriptorsC_to_B[WRITE]);</text:span></text:p>
      <text:p text:style-name="P37"><text:span text:style-name="T40"><text:s text:c="8"/>close(file_descriptorsA_to_B[WRITE]);</text:span></text:p>
      <text:p text:style-name="P37"><text:span text:style-name="T40"><text:s text:c="8"/>close(file_descriptorsC_to_A[WRITE]);</text:span></text:p>
      <text:p text:style-name="P37"><text:span text:style-name="T40"><text:s text:c="8"/>close(file_descriptorsC_to_A[READ]);</text:span></text:p>
      <text:p text:style-name="P25"/>
      <text:p text:style-name="P37"><text:span text:style-name="T40"><text:s text:c="8"/>char file_descriptor_read_A[10];</text:span></text:p>
      <text:p text:style-name="P37"><text:span text:style-name="T40"><text:s text:c="8"/>char file_descriptor_read_C[10];</text:span></text:p>
      <text:p text:style-name="P37"><text:span text:style-name="T40"><text:s text:c="8"/>sprintf(file_descriptor_read_A, "%d", file_descriptorsA_to_B[READ]);</text:span></text:p>
      <text:p text:style-name="P37"><text:span text:style-name="T40"><text:s text:c="8"/>sprintf(file_descriptor_read_C, "%d", file_descriptorsC_to_B[READ]);</text:span></text:p>
      <text:p text:style-name="P25"/>
      <text:p text:style-name="P37"><text:span text:style-name="T40"><text:s text:c="8"/>char *B_argv[] = {"b", file_descriptor_read_A, file_descriptor_read_C, NULL};</text:span></text:p>
      <text:p text:style-name="P25"/>
      <text:p text:style-name="P37"><text:span text:style-name="T40"><text:s text:c="8"/>if (execv("b", B_argv) == -1) {</text:span></text:p>
      <text:p text:style-name="P37"><text:span text:style-name="T40"><text:s text:c="12"/>send_error_and_stop("Exec B error\n", 3);</text:span></text:p>
      <text:p text:style-name="P37"><text:span text:style-name="T40"><text:s text:c="8"/>}</text:span></text:p>
      <text:p text:style-name="P37"><text:span text:style-name="T40"><text:s text:c="8"/>break;</text:span></text:p>
      <text:p text:style-name="P37"><text:span text:style-name="T40"><text:s text:c="4"/>default:</text:span></text:p>
      <text:p text:style-name="P37"><text:span text:style-name="T40"><text:s text:c="8"/>switch (fork()) {</text:span></text:p>
      <text:p text:style-name="P37"><text:span text:style-name="T40"><text:s text:c="8"/>case -1:</text:span></text:p>
      <text:p text:style-name="P37"><text:span text:style-name="T40"><text:s text:c="12"/>send_error_and_stop("Fork error\n", 2);</text:span></text:p>
      <text:p text:style-name="P37"><text:span text:style-name="T40"><text:s text:c="8"/>case 0:</text:span></text:p>
      <text:p text:style-name="P37"><text:span text:style-name="T40"><text:s text:c="12"/>close(file_descriptorsA_to_C[WRITE]);</text:span></text:p>
      <text:p text:style-name="P37"><text:span text:style-name="T40"><text:s text:c="12"/>close(file_descriptorsA_to_B[WRITE]);</text:span></text:p>
      <text:p text:style-name="P37"><text:span text:style-name="T40"><text:s text:c="12"/>close(file_descriptorsA_to_B[READ]);</text:span></text:p>
      <text:p text:style-name="P37"><text:span text:style-name="T40"><text:s text:c="12"/>close(file_descriptorsC_to_B[READ]);</text:span></text:p>
      <text:p text:style-name="P37"><text:span text:style-name="T40"><text:s text:c="12"/>close(file_descriptorsC_to_A[READ]);</text:span></text:p>
      <text:p text:style-name="P25"/>
      <text:p text:style-name="P37"><text:span text:style-name="T40"><text:s text:c="12"/>char file_descriptor_read_A[10];</text:span></text:p>
      <text:p text:style-name="P37"><text:span text:style-name="T40"><text:s text:c="12"/>char file_descriptor_write_A[10];</text:span></text:p>
      <text:p text:style-name="P37"><text:span text:style-name="T40"><text:s text:c="12"/>char file_descriptor_write_B[10];</text:span></text:p>
      <text:p text:style-name="P37"><text:span text:style-name="T40"><text:s text:c="12"/>sprintf(file_descriptor_read_A, "%d", file_descriptorsA_to_C[READ]);</text:span></text:p>
      <text:p text:style-name="P37"><text:span text:style-name="T40"><text:s text:c="12"/>sprintf(file_descriptor_write_A, "%d", file_descriptorsC_to_A[WRITE]);</text:span></text:p>
      <text:p text:style-name="P37"><text:span text:style-name="T40"><text:s text:c="12"/>sprintf(file_descriptor_write_B, "%d", file_descriptorsC_to_B[WRITE]);</text:span></text:p>
      <text:p text:style-name="P37"><text:span text:style-name="T40"><text:s text:c="12"/></text:span></text:p>
      <text:p text:style-name="P37"><text:soft-page-break/><text:span text:style-name="T40"><text:s text:c="12"/>char *C_argv[] = {"c", file_descriptor_read_A, file_descriptor_write_A, file_descriptor_write_B, NULL};</text:span></text:p>
      <text:p text:style-name="P25"/>
      <text:p text:style-name="P37"><text:span text:style-name="T40"><text:s text:c="12"/>if (execv("c", C_argv) == -1) {</text:span></text:p>
      <text:p text:style-name="P37"><text:span text:style-name="T40"><text:s text:c="16"/>send_error_and_stop("Exec C error\n", 4);</text:span></text:p>
      <text:p text:style-name="P37"><text:span text:style-name="T40"><text:s text:c="12"/>}</text:span></text:p>
      <text:p text:style-name="P37"><text:span text:style-name="T40"><text:s text:c="12"/>break;</text:span></text:p>
      <text:p text:style-name="P37"><text:span text:style-name="T40"><text:s text:c="8"/>default:</text:span></text:p>
      <text:p text:style-name="P37"><text:span text:style-name="T40"><text:s text:c="12"/>close(file_descriptorsA_to_C[READ]);</text:span></text:p>
      <text:p text:style-name="P37"><text:span text:style-name="T40"><text:s text:c="12"/>close(file_descriptorsA_to_B[READ]);</text:span></text:p>
      <text:p text:style-name="P37"><text:span text:style-name="T40"><text:s text:c="12"/>close(file_descriptorsC_to_B[WRITE]);</text:span></text:p>
      <text:p text:style-name="P37"><text:span text:style-name="T40"><text:s text:c="12"/>close(file_descriptorsC_to_B[READ]);</text:span></text:p>
      <text:p text:style-name="P37"><text:span text:style-name="T40"><text:s text:c="12"/>close(file_descriptorsC_to_A[WRITE]);</text:span></text:p>
      <text:p text:style-name="P37"><text:span text:style-name="T40"><text:s text:c="12"/></text:span></text:p>
      <text:p text:style-name="P37"><text:span text:style-name="T40"><text:s text:c="12"/>char string[100];</text:span></text:p>
      <text:p text:style-name="P37"><text:span text:style-name="T40"><text:s text:c="12"/>while (1) {</text:span></text:p>
      <text:p text:style-name="P37"><text:span text:style-name="T40"><text:s text:c="16"/>if(gets(string) == NULL) {</text:span></text:p>
      <text:p text:style-name="P37"><text:span text:style-name="T40"><text:s text:c="20"/>send_error_and_stop("Gets error\n", 5);</text:span></text:p>
      <text:p text:style-name="P37"><text:span text:style-name="T40"><text:s text:c="16"/>}</text:span></text:p>
      <text:p text:style-name="P37"><text:span text:style-name="T40"><text:s text:c="16"/>int length = strlen(string);</text:span></text:p>
      <text:p text:style-name="P37"><text:span text:style-name="T40"><text:s text:c="16"/></text:span></text:p>
      <text:p text:style-name="P37"><text:span text:style-name="T40"><text:s text:c="16"/>if(length == 0) {</text:span></text:p>
      <text:p text:style-name="P37"><text:span text:style-name="T40"><text:s text:c="20"/>if(write(file_descriptorsA_to_C[WRITE], &amp;length, sizeof(length)) == -1) {</text:span></text:p>
      <text:p text:style-name="P37"><text:span text:style-name="T40"><text:s text:c="24"/>send_error_and_stop("Write in fdA_to_C error\n", 6);</text:span></text:p>
      <text:p text:style-name="P37"><text:span text:style-name="T40"><text:s text:c="20"/>}</text:span></text:p>
      <text:p text:style-name="P37"><text:span text:style-name="T40"><text:s text:c="20"/>if(write(file_descriptorsA_to_B[WRITE], &amp;length, sizeof(length)) == -1) {</text:span></text:p>
      <text:p text:style-name="P37"><text:span text:style-name="T40"><text:s text:c="24"/>send_error_and_stop("Write in fdA_to_B error\n", 7);</text:span></text:p>
      <text:p text:style-name="P37"><text:span text:style-name="T40"><text:s text:c="20"/>}</text:span></text:p>
      <text:p text:style-name="P37"><text:span text:style-name="T40"><text:s text:c="20"/>break;</text:span></text:p>
      <text:p text:style-name="P37"><text:span text:style-name="T40"><text:s text:c="16"/>}</text:span></text:p>
      <text:p text:style-name="P37"><text:span text:style-name="T40"><text:s text:c="16"/>if(write(file_descriptorsA_to_C[WRITE], &amp;length, sizeof(length)) == -1) {</text:span></text:p>
      <text:p text:style-name="P37"><text:span text:style-name="T40"><text:s text:c="20"/>send_error_and_stop("Write in fdA_to_C error\n", 6);</text:span></text:p>
      <text:p text:style-name="P37"><text:span text:style-name="T40"><text:s text:c="16"/>}</text:span></text:p>
      <text:p text:style-name="P37"><text:span text:style-name="T40"><text:s text:c="16"/>if(write(file_descriptorsA_to_C[WRITE], &amp;string, sizeof(char) * length) == -1) {</text:span></text:p>
      <text:p text:style-name="P37"><text:span text:style-name="T40"><text:s text:c="20"/>send_error_and_stop("Write in fdA_to_C error\n", 6);</text:span></text:p>
      <text:p text:style-name="P37"><text:span text:style-name="T40"><text:s text:c="16"/>}</text:span></text:p>
      <text:p text:style-name="P37"><text:span text:style-name="T40"><text:s text:c="16"/>if(write(file_descriptorsA_to_B[WRITE], &amp;length, sizeof(length)) == -1) {</text:span></text:p>
      <text:p text:style-name="P37"><text:span text:style-name="T40"><text:s text:c="20"/>send_error_and_stop("Write in fdA_to_B error\n", 7);</text:span></text:p>
      <text:p text:style-name="P37"><text:span text:style-name="T40"><text:s text:c="16"/>}</text:span></text:p>
      <text:p text:style-name="P37"><text:span text:style-name="T40"><text:s text:c="16"/>int check = 0;</text:span></text:p>
      <text:p text:style-name="P37"><text:span text:style-name="T40"><text:s text:c="16"/>if(read(file_descriptorsC_to_A[READ], &amp;check, sizeof(check)) == -1) {</text:span></text:p>
      <text:p text:style-name="P37"><text:span text:style-name="T40"><text:s text:c="20"/>send_error_and_stop("Read from fdA_to_C error\n", 8);</text:span></text:p>
      <text:p text:style-name="P37"><text:span text:style-name="T40"><text:s text:c="20"/>return 1;</text:span></text:p>
      <text:p text:style-name="P37"><text:span text:style-name="T40"><text:s text:c="16"/>}</text:span></text:p>
      <text:p text:style-name="P37"><text:span text:style-name="T40"><text:s text:c="12"/>}</text:span></text:p>
      <text:p text:style-name="P37"><text:span text:style-name="T40"><text:s text:c="12"/>break;</text:span></text:p>
      <text:p text:style-name="P37"><text:span text:style-name="T40"><text:s text:c="8"/>}</text:span></text:p>
      <text:p text:style-name="P37"><text:span text:style-name="T40"><text:s text:c="4"/>}</text:span></text:p>
      <text:p text:style-name="P37"><text:span text:style-name="T40"><text:s text:c="4"/>return 0;</text:span></text:p>
      <text:p text:style-name="P37"><text:span text:style-name="T40">}<text:line-break/></text:span></text:p>
      <text:p text:style-name="P35"><text:span text:style-name="T42"><text:s/></text:span><text:span text:style-name="T43">b.c </text:span></text:p>
      <text:p text:style-name="P37"><text:span text:style-name="T40">#include &lt;stdio.h&gt;</text:span></text:p>
      <text:p text:style-name="P37"><text:span text:style-name="T40">#include &lt;unistd.h&gt;</text:span></text:p>
      <text:p text:style-name="P37"><text:span text:style-name="T40">#include &lt;stdlib.h&gt;</text:span></text:p>
      <text:p text:style-name="P37"><text:soft-page-break/><text:span text:style-name="T40">#include &lt;fcntl.h&gt;</text:span></text:p>
      <text:p text:style-name="P37"><text:span text:style-name="T40">#include &lt;string.h&gt;</text:span></text:p>
      <text:p text:style-name="P37"><text:span text:style-name="T40">#include &lt;errno.h&gt;</text:span></text:p>
      <text:p text:style-name="P25"/>
      <text:p text:style-name="P37"><text:span text:style-name="T40">#define READ_C 1</text:span></text:p>
      <text:p text:style-name="P37"><text:span text:style-name="T40">#define READ_A 0</text:span></text:p>
      <text:p text:style-name="P25"/>
      <text:p text:style-name="P37"><text:span text:style-name="T40">void send_error_and_stop(char *massage, int code) {</text:span></text:p>
      <text:p text:style-name="P37"><text:span text:style-name="T40"><text:s text:c="4"/>int i = strlen(massage);</text:span></text:p>
      <text:p text:style-name="P37"><text:span text:style-name="T40"><text:s text:c="4"/>write(STDERR_FILENO, massage, sizeof(char) * i); </text:span></text:p>
      <text:p text:style-name="P37"><text:span text:style-name="T40"><text:s text:c="4"/>exit(code);</text:span></text:p>
      <text:p text:style-name="P37"><text:span text:style-name="T40">}</text:span></text:p>
      <text:p text:style-name="P25"/>
      <text:p text:style-name="P37"><text:span text:style-name="T40">int main(int argc, const char *argv[]) {</text:span></text:p>
      <text:p text:style-name="P37"><text:span text:style-name="T40"><text:s text:c="4"/>int length;</text:span></text:p>
      <text:p text:style-name="P37"><text:span text:style-name="T40"><text:s text:c="4"/>int file_descriptors[2];</text:span></text:p>
      <text:p text:style-name="P37"><text:span text:style-name="T40"><text:s text:c="4"/>file_descriptors[READ_A] = atoi(argv[1]);</text:span></text:p>
      <text:p text:style-name="P37"><text:span text:style-name="T40"><text:s text:c="4"/>file_descriptors[READ_C] = atoi(argv[2]);</text:span></text:p>
      <text:p text:style-name="P25"/>
      <text:p text:style-name="P37"><text:span text:style-name="T40"><text:s text:c="4"/>while (1){ <text:s text:c="2"/></text:span></text:p>
      <text:p text:style-name="P37"><text:span text:style-name="T40"><text:s text:c="8"/>if (read(file_descriptors[READ_A], &amp;length, sizeof(int)) == -1) {</text:span></text:p>
      <text:p text:style-name="P37"><text:span text:style-name="T40"><text:s text:c="12"/>send_error_and_stop("Read from A error", 1);</text:span></text:p>
      <text:p text:style-name="P37"><text:span text:style-name="T40"><text:s text:c="8"/>}</text:span></text:p>
      <text:p text:style-name="P37"><text:span text:style-name="T40"><text:s text:c="8"/>if(length == 0) {</text:span></text:p>
      <text:p text:style-name="P37"><text:span text:style-name="T40"><text:s text:c="12"/>break;</text:span></text:p>
      <text:p text:style-name="P37"><text:span text:style-name="T40"><text:s text:c="8"/>}</text:span></text:p>
      <text:p text:style-name="P37"><text:span text:style-name="T40"><text:s text:c="8"/>printf("from A = %d\n", length);</text:span></text:p>
      <text:p text:style-name="P37"><text:span text:style-name="T40"><text:s text:c="8"/>if(read(file_descriptors[READ_C], &amp;length, sizeof(int)) == -1) {</text:span></text:p>
      <text:p text:style-name="P37"><text:span text:style-name="T40"><text:s text:c="12"/>send_error_and_stop("Read from C error", 2);</text:span></text:p>
      <text:p text:style-name="P37"><text:span text:style-name="T40"><text:s text:c="12"/>return 1;</text:span></text:p>
      <text:p text:style-name="P37"><text:span text:style-name="T40"><text:s text:c="8"/>}</text:span></text:p>
      <text:p text:style-name="P37"><text:span text:style-name="T40"><text:s text:c="8"/>printf("from C = %d\n", length);</text:span></text:p>
      <text:p text:style-name="P37"><text:span text:style-name="T40"><text:s text:c="4"/>}</text:span></text:p>
      <text:p text:style-name="P37"><text:span text:style-name="T40"><text:s text:c="4"/>return 0;</text:span></text:p>
      <text:p text:style-name="P37"><text:span text:style-name="T40">}</text:span></text:p>
      <text:p text:style-name="P35"><text:span text:style-name="T42"><text:line-break/></text:span><text:span text:style-name="T43">c.c</text:span></text:p>
      <text:p text:style-name="P37"><text:span text:style-name="T40">#include &lt;stdio.h&gt;</text:span></text:p>
      <text:p text:style-name="P37"><text:span text:style-name="T40">#include &lt;unistd.h&gt;</text:span></text:p>
      <text:p text:style-name="P37"><text:span text:style-name="T40">#include &lt;stdlib.h&gt;</text:span></text:p>
      <text:p text:style-name="P37"><text:span text:style-name="T40">#include &lt;fcntl.h&gt;</text:span></text:p>
      <text:p text:style-name="P37"><text:span text:style-name="T40">#include &lt;string.h&gt;</text:span></text:p>
      <text:p text:style-name="P37"><text:span text:style-name="T40">#include &lt;errno.h&gt;</text:span></text:p>
      <text:p text:style-name="P25"/>
      <text:p text:style-name="P37"><text:span text:style-name="T40">#define WRITE_B 2</text:span></text:p>
      <text:p text:style-name="P37"><text:span text:style-name="T40">#define WRITE_A 1</text:span></text:p>
      <text:p text:style-name="P37"><text:span text:style-name="T40">#define READ_A 0</text:span></text:p>
      <text:p text:style-name="P25"/>
      <text:p text:style-name="P37"><text:span text:style-name="T40">void send_error_and_stop(char *massage, int code) {</text:span></text:p>
      <text:p text:style-name="P37"><text:span text:style-name="T40"><text:s text:c="4"/>int i = strlen(massage);</text:span></text:p>
      <text:p text:style-name="P37"><text:span text:style-name="T40"><text:s text:c="4"/>write(STDERR_FILENO, massage, sizeof(char) * i); </text:span></text:p>
      <text:p text:style-name="P37"><text:span text:style-name="T40"><text:s text:c="4"/>exit(code);</text:span></text:p>
      <text:p text:style-name="P37"><text:span text:style-name="T40">}</text:span></text:p>
      <text:p text:style-name="P25"/>
      <text:p text:style-name="P37"><text:soft-page-break/><text:span text:style-name="T40">int main(int argc, const char *argv[]) {</text:span></text:p>
      <text:p text:style-name="P37"><text:span text:style-name="T40"><text:s text:c="4"/>int file_descriptors[3];</text:span></text:p>
      <text:p text:style-name="P37"><text:span text:style-name="T40"><text:s text:c="4"/>file_descriptors[READ_A] = atoi(argv[1]);</text:span></text:p>
      <text:p text:style-name="P37"><text:span text:style-name="T40"><text:s text:c="4"/>file_descriptors[WRITE_A] = atoi(argv[2]);</text:span></text:p>
      <text:p text:style-name="P37"><text:span text:style-name="T40"><text:s text:c="4"/>file_descriptors[WRITE_B] = atoi(argv[3]);</text:span></text:p>
      <text:p text:style-name="P37"><text:span text:style-name="T40"><text:s text:c="4"/></text:span></text:p>
      <text:p text:style-name="P37"><text:span text:style-name="T40"><text:s text:c="4"/>int length;</text:span></text:p>
      <text:p text:style-name="P37"><text:span text:style-name="T40"><text:s text:c="4"/>char string[100];</text:span></text:p>
      <text:p text:style-name="P37"><text:span text:style-name="T40"><text:s text:c="4"/>memset(string, 0, 100);</text:span></text:p>
      <text:p text:style-name="P37"><text:span text:style-name="T40"><text:s text:c="4"/></text:span></text:p>
      <text:p text:style-name="P37"><text:span text:style-name="T40"><text:s text:c="4"/>while (1) {</text:span></text:p>
      <text:p text:style-name="P37"><text:span text:style-name="T40"><text:s text:c="8"/>if(read(file_descriptors[READ_A], &amp;length, sizeof(int)) == -1) {</text:span></text:p>
      <text:p text:style-name="P37"><text:span text:style-name="T40"><text:s text:c="12"/>send_error_and_stop("Read from A error", 1);</text:span></text:p>
      <text:p text:style-name="P37"><text:span text:style-name="T40"><text:s text:c="8"/>}</text:span></text:p>
      <text:p text:style-name="P37"><text:span text:style-name="T40"><text:s text:c="8"/>if(length == 0) {</text:span></text:p>
      <text:p text:style-name="P37"><text:span text:style-name="T40"><text:s text:c="12"/>break;</text:span></text:p>
      <text:p text:style-name="P37"><text:span text:style-name="T40"><text:s text:c="8"/>}</text:span></text:p>
      <text:p text:style-name="P37"><text:span text:style-name="T40"><text:s text:c="8"/>if(read(file_descriptors[READ_A], &amp;string, sizeof(char) * length) == -1) {</text:span></text:p>
      <text:p text:style-name="P37"><text:span text:style-name="T40"><text:s text:c="12"/>send_error_and_stop("Read from A error", 1);</text:span></text:p>
      <text:p text:style-name="P37"><text:span text:style-name="T40"><text:s text:c="8"/>}</text:span></text:p>
      <text:p text:style-name="P37"><text:span text:style-name="T40"><text:s text:c="8"/>printf("C: %s\n", string);</text:span></text:p>
      <text:p text:style-name="P37"><text:span text:style-name="T40"><text:s text:c="8"/>if(write(file_descriptors[WRITE_A], &amp;length, sizeof(int)) == -1) {</text:span></text:p>
      <text:p text:style-name="P37"><text:span text:style-name="T40"><text:s text:c="12"/>send_error_and_stop("Write to A error", 2);</text:span></text:p>
      <text:p text:style-name="P37"><text:span text:style-name="T40"><text:s text:c="8"/>}</text:span></text:p>
      <text:p text:style-name="P37"><text:span text:style-name="T40"><text:s text:c="8"/>if(write(file_descriptors[WRITE_B], &amp;length, sizeof(int)) == -1) {</text:span></text:p>
      <text:p text:style-name="P37"><text:span text:style-name="T40"><text:s text:c="12"/>send_error_and_stop("Write to B error", 3);</text:span></text:p>
      <text:p text:style-name="P37"><text:span text:style-name="T40"><text:s text:c="8"/>}</text:span></text:p>
      <text:p text:style-name="P37"><text:span text:style-name="T40"><text:s text:c="8"/>memset(string, 0, 100);</text:span></text:p>
      <text:p text:style-name="P37"><text:span text:style-name="T40"><text:s text:c="8"/>length = 0;</text:span></text:p>
      <text:p text:style-name="P37"><text:span text:style-name="T40"><text:s text:c="4"/>}</text:span></text:p>
      <text:p text:style-name="P37"><text:span text:style-name="T40"><text:s text:c="4"/>return 0;</text:span></text:p>
      <text:p text:style-name="P8"><text:span text:style-name="T41">}</text:span><text:span text:style-name="T45"><text:line-break/><text:line-break/></text:span></text:p>
      <text:p text:style-name="P17"/>
      <text:h text:style-name="P5" text:outline-level="1"><text:bookmark-start text:name="__RefHeading___Toc1696_1904022149"/><text:span text:style-name="T22">Демонстрация работы проекта</text:span><text:bookmark-end text:name="__RefHeading___Toc1696_1904022149"/></text:h>
      <text:p text:style-name="P30"><text:a xlink:type="simple" xlink:href="mailto:kiwi@LAPTOP-KIWI" text:style-name="Internet_20_link" text:visited-style-name="Visited_20_Internet_20_Link"><text:span text:style-name="T44">kiwi@LAPTOP-KIWI</text:span></text:a><text:span text:style-name="T47">:~/</text:span><text:span text:style-name="T49">КП</text:span><text:span text:style-name="T47">$</text:span><text:span text:style-name="T33"> ./a.out</text:span></text:p>
      <text:p text:style-name="P30"><text:span text:style-name="T33">word</text:span></text:p>
      <text:p text:style-name="P30"><text:span text:style-name="T33">C: word</text:span></text:p>
      <text:p text:style-name="P30"><text:span text:style-name="T33">from A = 4</text:span></text:p>
      <text:p text:style-name="P30"><text:span text:style-name="T33">from C = 4</text:span></text:p>
      <text:p text:style-name="P30"><text:span text:style-name="T33">12121''' sasas 1</text:span></text:p>
      <text:p text:style-name="P30"><text:span text:style-name="T33">C: 12121''' sasas 1</text:span></text:p>
      <text:p text:style-name="P30"><text:span text:style-name="T33">from A = 16</text:span></text:p>
      <text:p text:style-name="P30"><text:span text:style-name="T33">from C = 16</text:span></text:p>
      <text:p text:style-name="P30"><text:span text:style-name="T33">23sss{}{}{ 1 1 1 </text:span></text:p>
      <text:p text:style-name="P30"><text:span text:style-name="T33">C: 23sss{}{}{ 1 1 1 </text:span></text:p>
      <text:p text:style-name="P30"><text:span text:style-name="T33">from A = 17</text:span></text:p>
      <text:p text:style-name="P30"><text:span text:style-name="T34">from C = 17</text:span></text:p>
      <text:p text:style-name="P28"/>
      <text:p text:style-name="P28"><text:soft-page-break/></text:p>
      <text:h text:style-name="P5" text:outline-level="1"><text:bookmark-start text:name="__RefHeading___Toc3883_94863195"/><text:span text:style-name="T7">Вывод</text:span><text:bookmark-end text:name="__RefHeading___Toc3883_94863195"/></text:h>
      <text:p text:style-name="P36"><text:span text:style-name="T27">В ходе данного курсового проекта я попрактиковалась в управлении процессами при помощи системных вызовов и обеспечении обмена данными между процессами при помощи неименованных каналов.</text:span></text:p>
      <text:p text:style-name="P36"><text:span text:style-name="T27">Системные вызовы необходимы для управления процессами, файлами и каталогами, а также каналами ввода и вывода данных. Одним из способов создания дочернего процесса является системный вызов fork(), он создает точную копию исходного процесса, включая все дескрипторы файлов, регистры и т. п. После выполнения вызова fork() исходный процесс и его копия (родительский и дочерний процессы) выполняются независимо друг от друга. Благодаря систему вызову pipe можно создать канал (трубу) между двумя процессами, в которой один процесс сможем писать поток байтов, а другой процесс сможет его читать, так мы переопределяем потоки ввода-вывода.</text:span></text:p>
      <text:p text:style-name="P36"><text:span text:style-name="T27">Благодаря системным вызовам можно упростить программу или выполнить действия, запрещенные в пользовательском режиме.</text:span></text:p>
      <text:p text:style-name="P36"><text:span text:style-name="T27">При написании курсового проекта я закрепила свои знания и навыки, полученные во время прохождения курса операционных систем.</text:span></text:p>
      <text:p text:style-name="P30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hnschrift Light" svg:font-family="'Bahnschrift Light'" style:font-family-generic="roman" style:font-pitch="variable"/>
    <style:font-face style:name="Bahnschrift Light1" svg:font-family="'Bahnschrift Ligh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99cm" fo:margin-bottom="0.199cm" style:contextual-spacing="false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Верхний_20_и_20_нижний_20_колонтитулы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Times New Roman" fo:font-size="12pt" fo:font-weight="bold" officeooo:rsid="0004a775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95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1" draw:style-name="Mdp1" style:next-style-name="Standard">
      <style:footer>
        <text:p text:style-name="MP2"><text:span text:style-name="MT1">Москва 202</text:span><text:span text:style-name="MT2">3</text:span><text:span text:style-name="MT1"> 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09:09:00</meta:creation-date>
    <meta:initial-creator>Mike</meta:initial-creator>
    <dc:language>ru-RU</dc:language>
    <dc:date>2023-04-21T20:33:12.808000000</dc:date>
    <meta:editing-cycles>77</meta:editing-cycles>
    <meta:editing-duration>PT4H31M6S</meta:editing-duration>
    <meta:generator>LibreOffice/7.4.2.3$Windows_X86_64 LibreOffice_project/382eef1f22670f7f4118c8c2dd222ec7ad009daf</meta:generator>
    <meta:document-statistic meta:table-count="0" meta:image-count="0" meta:object-count="0" meta:page-count="8" meta:paragraph-count="241" meta:word-count="1173" meta:character-count="11027" meta:non-whitespace-character-count="8597"/>
    <meta:user-defined meta:name="AppVersion">15.0000</meta:user-defined>
    <meta:user-defined meta:name="Company">diakov.ne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